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- ¿El lenguaje JavaScript distingue entre mayúsculas y minúsculas? </text:p>
      <text:p text:style-name="Standard">c) Distingue en todo el código JavaScript</text:p>
      <text:p text:style-name="Standard"/>
      <text:p text:style-name="Standard">2.- Para terminar una instrucción en JavaScript se utiliza: </text:p>
      <text:p text:style-name="Standard">d) Un punto y coma o un salto de línea</text:p>
      <text:p text:style-name="Standard"/>
      <text:p text:style-name="Standard">3.- ¿Cuál de los siguientes comentarios es correcto en JavaScript? </text:p>
      <text:p text:style-name="Standard">c) //comentario</text:p>
      <text:p text:style-name="Standard"/>
      <text:p text:style-name="Standard">4.- ¿Cuál es el número más grande representable por JavaScript?</text:p>
      <text:p text:style-name="Standard">c) 1.7976931348623157x10308</text:p>
      <text:p text:style-name="Standard"/>
      <text:p text:style-name="Standard">5.- En la expresión a+b, ¿qué parte de la expresión son las letras a y b? </text:p>
      <text:p text:style-name="Standard">b) Operandos</text:p>
      <text:p text:style-name="Standard"/>
      <text:p text:style-name="Standard">6.- ¿Cuál es el resultado de la expresión 10&lt;100? 'Verdadero' : 'Falso'?</text:p>
      <text:p text:style-name="Standard">d) Verdadero</text:p>
      <text:p text:style-name="Standard"/>
      <text:p text:style-name="Standard">7.- ¿Para qué sirve la palabra else en una sentencia if-else? </text:p>
      <text:p text:style-name="Standard">c) Para ejecutar instrucciones en el caso en que la expresión condicional sea falsa</text:p>
      <text:p text:style-name="Standard"/>
      <text:p text:style-name="Standard">8.- ¿Qué sentencia condicional permite ejecutar instrucciones independientemente de si una condición sea verdadera o falsa? </text:p>
      <text:p text:style-name="Standard">b) do-wh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0:54:00.778427565</meta:creation-date>
    <dc:date>2017-09-28T20:56:26.654654112</dc:date>
    <meta:editing-duration>PT2M29S</meta:editing-duration>
    <meta:editing-cycles>1</meta:editing-cycles>
    <meta:document-statistic meta:table-count="0" meta:image-count="0" meta:object-count="0" meta:page-count="1" meta:paragraph-count="16" meta:word-count="134" meta:character-count="831" meta:non-whitespace-character-count="706"/>
    <meta:generator>LibreOffice/5.1.6.2$Linux_X86_64 LibreOffice_project/10m0$Build-2</meta:generator>
  </office:meta>
</office:document-meta>
</file>